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2e1f" officeooo:paragraph-rsid="00022e1f"/>
    </style:style>
    <style:style style:name="P2" style:family="paragraph" style:parent-style-name="Standard">
      <style:text-properties officeooo:rsid="00023d40" officeooo:paragraph-rsid="00023d40"/>
    </style:style>
    <style:style style:name="P3" style:family="paragraph" style:parent-style-name="Standard">
      <style:text-properties officeooo:rsid="00032b0a" officeooo:paragraph-rsid="00032b0a"/>
    </style:style>
    <style:style style:name="P4" style:family="paragraph" style:parent-style-name="Standard">
      <style:text-properties officeooo:rsid="00048927" officeooo:paragraph-rsid="00048927"/>
    </style:style>
    <style:style style:name="P5" style:family="paragraph" style:parent-style-name="Standard">
      <style:text-properties officeooo:rsid="00053363" officeooo:paragraph-rsid="00053363"/>
    </style:style>
    <style:style style:name="P6" style:family="paragraph" style:parent-style-name="Standard">
      <style:text-properties officeooo:rsid="0007b258" officeooo:paragraph-rsid="0007b258"/>
    </style:style>
    <style:style style:name="P7" style:family="paragraph" style:parent-style-name="Standard">
      <style:text-properties officeooo:rsid="000b92c0" officeooo:paragraph-rsid="000b92c0"/>
    </style:style>
    <style:style style:name="P8" style:family="paragraph" style:parent-style-name="Standard">
      <style:text-properties officeooo:rsid="001261f6" officeooo:paragraph-rsid="001261f6"/>
    </style:style>
    <style:style style:name="P9" style:family="paragraph" style:parent-style-name="Standard">
      <style:text-properties officeooo:rsid="00138132" officeooo:paragraph-rsid="00138132"/>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bold" officeooo:rsid="00023d40" officeooo:paragraph-rsid="00023d40" style:font-weight-asian="bold" style:font-weight-complex="bold"/>
    </style:style>
    <style:style style:name="P12" style:family="paragraph" style:parent-style-name="Standard">
      <style:text-properties fo:font-weight="bold" officeooo:rsid="003e0543" officeooo:paragraph-rsid="003e0543" style:font-weight-asian="bold" style:font-weight-complex="bold"/>
    </style:style>
    <style:style style:name="P13" style:family="paragraph" style:parent-style-name="Standard">
      <style:text-properties fo:font-weight="bold" officeooo:rsid="00042eb8" officeooo:paragraph-rsid="00042eb8" style:font-weight-asian="bold" style:font-weight-complex="bold"/>
    </style:style>
    <style:style style:name="P14" style:family="paragraph" style:parent-style-name="Standard">
      <style:text-properties officeooo:rsid="001b2400" officeooo:paragraph-rsid="001b2400"/>
    </style:style>
    <style:style style:name="P15" style:family="paragraph" style:parent-style-name="Standard">
      <style:text-properties officeooo:rsid="001b86df" officeooo:paragraph-rsid="001b86df"/>
    </style:style>
    <style:style style:name="P16" style:family="paragraph" style:parent-style-name="Standard">
      <style:text-properties officeooo:rsid="001eaf58" officeooo:paragraph-rsid="001eaf58"/>
    </style:style>
    <style:style style:name="P17" style:family="paragraph" style:parent-style-name="Standard">
      <style:text-properties officeooo:rsid="00202bdf" officeooo:paragraph-rsid="00202bdf"/>
    </style:style>
    <style:style style:name="P18" style:family="paragraph" style:parent-style-name="Standard">
      <style:text-properties officeooo:rsid="0021f43c" officeooo:paragraph-rsid="0021f43c"/>
    </style:style>
    <style:style style:name="P19" style:family="paragraph" style:parent-style-name="Standard">
      <style:text-properties officeooo:rsid="00227199" officeooo:paragraph-rsid="00227199"/>
    </style:style>
    <style:style style:name="P20" style:family="paragraph" style:parent-style-name="Standard">
      <style:text-properties officeooo:rsid="00227199" officeooo:paragraph-rsid="00246f64"/>
    </style:style>
    <style:style style:name="P21" style:family="paragraph" style:parent-style-name="Standard">
      <style:text-properties officeooo:rsid="00246f64" officeooo:paragraph-rsid="00246f64"/>
    </style:style>
    <style:style style:name="P22" style:family="paragraph" style:parent-style-name="Standard">
      <style:text-properties officeooo:rsid="00248bc9" officeooo:paragraph-rsid="00248bc9"/>
    </style:style>
    <style:style style:name="P23" style:family="paragraph" style:parent-style-name="Standard">
      <style:text-properties officeooo:rsid="0025c1e6" officeooo:paragraph-rsid="0025c1e6"/>
    </style:style>
    <style:style style:name="P24" style:family="paragraph" style:parent-style-name="Standard">
      <style:text-properties officeooo:rsid="0027b34b" officeooo:paragraph-rsid="0027b34b"/>
    </style:style>
    <style:style style:name="P25" style:family="paragraph" style:parent-style-name="Standard">
      <style:text-properties officeooo:rsid="002919cb" officeooo:paragraph-rsid="002919cb"/>
    </style:style>
    <style:style style:name="P26" style:family="paragraph" style:parent-style-name="Standard">
      <style:text-properties officeooo:rsid="002c19df" officeooo:paragraph-rsid="002c19df"/>
    </style:style>
    <style:style style:name="P27" style:family="paragraph" style:parent-style-name="Standard">
      <style:text-properties officeooo:rsid="002e0092" officeooo:paragraph-rsid="002e0092"/>
    </style:style>
    <style:style style:name="P28" style:family="paragraph" style:parent-style-name="Standard">
      <style:text-properties officeooo:rsid="00301dfc" officeooo:paragraph-rsid="00301dfc"/>
    </style:style>
    <style:style style:name="P29" style:family="paragraph" style:parent-style-name="Standard">
      <style:text-properties officeooo:rsid="003a6d3f" officeooo:paragraph-rsid="003a6d3f"/>
    </style:style>
    <style:style style:name="P30" style:family="paragraph" style:parent-style-name="Standard">
      <style:text-properties officeooo:rsid="003e0543" officeooo:paragraph-rsid="003e0543"/>
    </style:style>
    <style:style style:name="P31" style:family="paragraph" style:parent-style-name="Standard">
      <style:text-properties officeooo:rsid="003f1550" officeooo:paragraph-rsid="003f1550"/>
    </style:style>
    <style:style style:name="P32" style:family="paragraph" style:parent-style-name="Standard">
      <style:text-properties officeooo:rsid="0040dc96" officeooo:paragraph-rsid="0040dc96"/>
    </style:style>
    <style:style style:name="P33" style:family="paragraph" style:parent-style-name="Standard">
      <style:text-properties officeooo:rsid="0045c6be" officeooo:paragraph-rsid="0045c6be"/>
    </style:style>
    <style:style style:name="P34" style:family="paragraph" style:parent-style-name="Standard">
      <style:text-properties officeooo:rsid="0047a76c" officeooo:paragraph-rsid="0047a76c"/>
    </style:style>
    <style:style style:name="P35" style:family="paragraph" style:parent-style-name="Standard">
      <style:text-properties officeooo:rsid="0048a9c6" officeooo:paragraph-rsid="0048a9c6"/>
    </style:style>
    <style:style style:name="P36" style:family="paragraph" style:parent-style-name="Standard">
      <style:text-properties officeooo:rsid="0054557b" officeooo:paragraph-rsid="0054557b"/>
    </style:style>
    <style:style style:name="P37" style:family="paragraph" style:parent-style-name="Standard">
      <style:text-properties officeooo:rsid="0058794b" officeooo:paragraph-rsid="0058794b"/>
    </style:style>
    <style:style style:name="P38" style:family="paragraph" style:parent-style-name="Standard">
      <style:text-properties officeooo:rsid="005a647b" officeooo:paragraph-rsid="005a647b"/>
    </style:style>
    <style:style style:name="P39" style:family="paragraph" style:parent-style-name="Standard">
      <style:text-properties officeooo:rsid="00625d25" officeooo:paragraph-rsid="006454c8"/>
    </style:style>
    <style:style style:name="P40" style:family="paragraph" style:parent-style-name="Standard">
      <style:text-properties officeooo:rsid="006454c8" officeooo:paragraph-rsid="006454c8"/>
    </style:style>
    <style:style style:name="P41" style:family="paragraph" style:parent-style-name="Standard">
      <style:text-properties officeooo:rsid="00649a78" officeooo:paragraph-rsid="00649a78"/>
    </style:style>
    <style:style style:name="P42" style:family="paragraph" style:parent-style-name="Standard" style:list-style-name="L1">
      <style:text-properties officeooo:rsid="00649a78" officeooo:paragraph-rsid="00649a78"/>
    </style:style>
    <style:style style:name="P43" style:family="paragraph" style:parent-style-name="Standard">
      <style:text-properties officeooo:rsid="0063a2c3" officeooo:paragraph-rsid="006454c8"/>
    </style:style>
    <style:style style:name="P44" style:family="paragraph" style:parent-style-name="Standard" style:list-style-name="L1">
      <style:text-properties officeooo:rsid="006648b2" officeooo:paragraph-rsid="006648b2"/>
    </style:style>
    <style:style style:name="T1" style:family="text">
      <style:text-properties officeooo:rsid="00032b0a"/>
    </style:style>
    <style:style style:name="T2" style:family="text">
      <style:text-properties officeooo:rsid="00053363"/>
    </style:style>
    <style:style style:name="T3" style:family="text">
      <style:text-properties officeooo:rsid="00070c14"/>
    </style:style>
    <style:style style:name="T4" style:family="text">
      <style:text-properties officeooo:rsid="0007c8ac"/>
    </style:style>
    <style:style style:name="T5" style:family="text">
      <style:text-properties officeooo:rsid="000940d8"/>
    </style:style>
    <style:style style:name="T6" style:family="text">
      <style:text-properties officeooo:rsid="000ab0a3"/>
    </style:style>
    <style:style style:name="T7" style:family="text">
      <style:text-properties officeooo:rsid="000d8f85"/>
    </style:style>
    <style:style style:name="T8" style:family="text">
      <style:text-properties officeooo:rsid="00153536"/>
    </style:style>
    <style:style style:name="T9" style:family="text">
      <style:text-properties officeooo:rsid="001c590d"/>
    </style:style>
    <style:style style:name="T10" style:family="text">
      <style:text-properties officeooo:rsid="001ddeba"/>
    </style:style>
    <style:style style:name="T11" style:family="text">
      <style:text-properties officeooo:rsid="001eb716"/>
    </style:style>
    <style:style style:name="T12" style:family="text">
      <style:text-properties officeooo:rsid="00227199"/>
    </style:style>
    <style:style style:name="T13" style:family="text">
      <style:text-properties officeooo:rsid="0023bee3"/>
    </style:style>
    <style:style style:name="T14" style:family="text">
      <style:text-properties officeooo:rsid="002a0dde"/>
    </style:style>
    <style:style style:name="T15" style:family="text">
      <style:text-properties officeooo:rsid="002a8d60"/>
    </style:style>
    <style:style style:name="T16" style:family="text">
      <style:text-properties officeooo:rsid="002e2c88"/>
    </style:style>
    <style:style style:name="T17" style:family="text">
      <style:text-properties officeooo:rsid="002e9250"/>
    </style:style>
    <style:style style:name="T18" style:family="text">
      <style:text-properties officeooo:rsid="0030eadb"/>
    </style:style>
    <style:style style:name="T19" style:family="text">
      <style:text-properties officeooo:rsid="003a916d"/>
    </style:style>
    <style:style style:name="T20" style:family="text">
      <style:text-properties officeooo:rsid="0040dc96"/>
    </style:style>
    <style:style style:name="T21" style:family="text">
      <style:text-properties officeooo:rsid="004188af"/>
    </style:style>
    <style:style style:name="T22" style:family="text">
      <style:text-properties officeooo:rsid="00431df8"/>
    </style:style>
    <style:style style:name="T23" style:family="text">
      <style:text-properties officeooo:rsid="0044c9a2"/>
    </style:style>
    <style:style style:name="T24" style:family="text">
      <style:text-properties officeooo:rsid="0045c6be"/>
    </style:style>
    <style:style style:name="T25" style:family="text">
      <style:text-properties officeooo:rsid="004a8e70"/>
    </style:style>
    <style:style style:name="T26" style:family="text">
      <style:text-properties officeooo:rsid="004ad063"/>
    </style:style>
    <style:style style:name="T27" style:family="text">
      <style:text-properties officeooo:rsid="004faa1e"/>
    </style:style>
    <style:style style:name="T28" style:family="text">
      <style:text-properties officeooo:rsid="0055694f"/>
    </style:style>
    <style:style style:name="T29" style:family="text">
      <style:text-properties officeooo:rsid="005a647b"/>
    </style:style>
    <style:style style:name="T30" style:family="text">
      <style:text-properties officeooo:rsid="005b4295"/>
    </style:style>
    <style:style style:name="T31" style:family="text">
      <style:text-properties officeooo:rsid="0067816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 Trigger</text:p>
      <text:p text:style-name="P2">Something to prompt the consumer to take action. External trigger. Internal trigger: feeling bored. <text:span text:style-name="T1">How xiaonei failed: as people stop using it, there is no more value to it. </text:span></text:p>
      <text:p text:style-name="P2"/>
      <text:p text:style-name="P11">2. <text:s/><text:span text:style-name="T1">Action</text:span></text:p>
      <text:p text:style-name="P3">Show the reward and show to get it. Be as simple as possible. Posting a picture → getting likes. </text:p>
      <text:p text:style-name="Standard"/>
      <text:p text:style-name="P13">3. Variable reward.</text:p>
      <text:p text:style-name="P4">Rewards which are not guaranteed. <text:span text:style-name="T3">Rewards that are not given result in anxiety and depression. Most active in anticipation of the reward. Creating an itch that we want to scratch. <text:s/>The unknown is fascinating. A little bit of unknown, a bit of mystery, habit-forming. Rewards of the tribe (variable), rewards of the hunt(search for resources, gambling, hunt for material possessions, money), rewards of the self. </text:span></text:p>
      <text:p text:style-name="P4"/>
      <text:p text:style-name="Standard"/>
      <text:p text:style-name="P10"><text:span text:style-name="T2">4. </text:span>Investment - consumer’s investment </text:p>
      <text:p text:style-name="P1"/>
      <text:p text:style-name="P1">Investment in the platform: means you are contributing content to the platform. (posting)</text:p>
      <text:p text:style-name="P5">Consumers will attribute value to your platform more if they put effort into the platform.</text:p>
      <text:p text:style-name="P5"/>
      <text:p text:style-name="P1">Ikea’s effect: we like the furniture much more than what it is because we spent effort building it. </text:p>
      <text:p text:style-name="P1">Master of the hook model. </text:p>
      <text:p text:style-name="P1"/>
      <text:p text:style-name="P9">Platforms increase value by getting you to value in it. <text:span text:style-name="T8">You value it more when you contribute to it. You gain reputation. The rewards that you get from it, it’s variable, it’s addiction. </text:span></text:p>
      <text:p text:style-name="P1"/>
      <text:p text:style-name="P1"/>
      <text:p text:style-name="P6">- 40% of what we do everyday is out of habit.</text:p>
      <text:p text:style-name="P6"/>
      <text:p text:style-name="P6">- <text:span text:style-name="T4">Internal triggers are what our minds tell us to do next.</text:span></text:p>
      <text:p text:style-name="P1"/>
      <text:p text:style-name="P1">- <text:span text:style-name="T5">How did xiaonei fall out of favor? Slowly the platform was losing users and there was no more feedback for users, once enough users leave it will accelerate.</text:span></text:p>
      <text:p text:style-name="P1"/>
      <text:p text:style-name="P1">- <text:span text:style-name="T6">People who are depressed check emails more – they are in a negative mood and by checking emails more they are trying to get out of that mood. </text:span></text:p>
      <text:p text:style-name="P1"/>
      <text:p text:style-name="P1"/>
      <text:p text:style-name="P7">Human Behavior: (why an action happens)</text:p>
      <text:p text:style-name="P7">1. motivation <text:span text:style-name="T7">(boredom, sexual, reproductive)</text:span></text:p>
      <text:p text:style-name="P7">2. ability (how easy something is to do)</text:p>
      <text:p text:style-name="P7">3. trigger <text:span text:style-name="T7">()</text:span></text:p>
      <text:p text:style-name="P1"/>
      <text:p text:style-name="P8">Why are people posting on instagram?</text:p>
      <text:p text:style-name="P8">1. searching for rewards of the tribe</text:p>
      <text:p text:style-name="P8">2. fitting into the tribe</text:p>
      <text:p text:style-name="P9"/>
      <text:p text:style-name="P15"><text:soft-page-break/>Signalling increases anxiety. <text:span text:style-name="T9">Performance anxiety: competing with others, competing with one’s history of popularity. Epidemiology can be used to study social media. Self-limitation, spread very fast and dies off. Viruses stop. They want to continue to survive and propagate. Viruses </text:span></text:p>
      <text:p text:style-name="P8"/>
      <text:p text:style-name="P18">Exposure to screentime encourages anxiety, depression. <text:span text:style-name="T12">Screentime decreases self-esteem, life satisfaction and happiness.</text:span></text:p>
      <text:p text:style-name="P8"/>
      <text:p text:style-name="P21">0. how does social media use you? </text:p>
      <text:p text:style-name="P21">Quantify envy (number of likes) </text:p>
      <text:p text:style-name="P26">Users are contributing content to platform which increase investment. </text:p>
      <text:p text:style-name="P21"/>
      <text:p text:style-name="P21">0. why does social media cause dissatisfaction? </text:p>
      <text:p text:style-name="P21">Variable ratio rewards don’t pay off. </text:p>
      <text:p text:style-name="P21"/>
      <text:p text:style-name="P23">0. how does social media make you addicted?</text:p>
      <text:p text:style-name="P23">- create envy, create resentment (love doesn’t foster addiction, except stalking, infatuation=pathological)</text:p>
      <text:p text:style-name="P23">- <text:span text:style-name="T24">create variable ratio rewards</text:span></text:p>
      <text:p text:style-name="P27"/>
      <text:p text:style-name="P27">0. What does platform encourage? What gets the most likes?</text:p>
      <text:p text:style-name="P27">- brainless information. Pictures. Does not encourage deep thinking.</text:p>
      <text:p text:style-name="P27">- encourages useless simple communication because you cannot talk deeply enough on that platform.</text:p>
      <text:p text:style-name="P27">- <text:span text:style-name="T16">No deep thoughts on there.</text:span></text:p>
      <text:p text:style-name="P27">- <text:span text:style-name="T17">Toxic environment. Social media is asocial, encourages asocial behavior. Created withdrawal and automization. Self-perpetuating loop which amplifies, attracts, connects asocial people.</text:span></text:p>
      <text:p text:style-name="P27"/>
      <text:p text:style-name="P28">Network effect: <text:span text:style-name="T18">we have numerous ways to connect people. Could be BBS form, forums, chinaren校友录(curated conversations) people were more satisfied. Network model is the only model with network effects, leading to epidemiology, infection. Intellectual, emotional infection. Self-replicating, self-perpetuating, conditions you, gets you addicted. Creates cults. How is this similar to diseases? The more people have it, the faster it spreads. </text:span></text:p>
      <text:p text:style-name="P28"/>
      <text:p text:style-name="P29">Why did Wikipedia’s curated model lose editors? People want aggression (罗马斗兽场), 中国人为什么围观? 为什么看宫斗剧<text:span text:style-name="T19">？They want negativity, chaos, drama. Network will bring out the worst in people, creating all kinds of possible actions.</text:span></text:p>
      <text:p text:style-name="P29"/>
      <text:p text:style-name="P12">Why was renren a success? Why did it fail?</text:p>
      <text:p text:style-name="P30">Using network effect, people were on there. </text:p>
      <text:p text:style-name="P30">The mobile platform was never well developed – was replaced by wechat. </text:p>
      <text:p text:style-name="P31">It was better than QQ because it had all the classmates on them. I never used QQ space because people on there were random and I didn’t care about the social feedback. With two wechat account, posting on whichever one depends on which one you cared about the social imaging and the potential rewards, meaning you gave up on the other platform because it provided less potential rewards. </text:p>
      <text:p text:style-name="P29"/>
      <text:p text:style-name="P32">Social media progression:</text:p>
      <text:p text:style-name="P32">1. chinaren 校友录(1999-2007) </text:p>
      <text:p text:style-name="P32">2. msn (2001-2009) <text:span text:style-name="T28">addicted from 2001-2004 </text:span></text:p>
      <text:p text:style-name="P32">3. xiaonei (2007-2012), <text:span text:style-name="T21">replacing 校友录</text:span></text:p>
      <text:p text:style-name="P32"><text:soft-page-break/>4. weibo <text:span text:style-name="T23">(2010-present) </text:span></text:p>
      <text:p text:style-name="P32">5. weixin (2012-present)</text:p>
      <text:p text:style-name="P32">6. <text:span text:style-name="T22">facebook (2006-present), replacing msn</text:span></text:p>
      <text:p text:style-name="P8"/>
      <text:p text:style-name="P33">0. How </text:p>
      <text:p text:style-name="P8"/>
      <text:p text:style-name="P14">1. why are you not using xiaonei anymore?</text:p>
      <text:p text:style-name="P22">No social feedback. </text:p>
      <text:p text:style-name="P24">People don’t use it anymore. <text:span text:style-name="T20">(negative network effect, the less people using it, the less incentive to use it, until something new comes along)</text:span></text:p>
      <text:p text:style-name="P25">Rewards of the tribe are not available. <text:span text:style-name="T14">People are looking for rewards of tribes+hunt+self.</text:span></text:p>
      <text:p text:style-name="P14"/>
      <text:p text:style-name="P14">2. How would you replace seeking variable ratio rewards?</text:p>
      <text:p text:style-name="P15">People’s </text:p>
      <text:p text:style-name="P14"/>
      <text:p text:style-name="P14"><text:span text:style-name="T11">3</text:span>. <text:span text:style-name="T10">what apps are you using the most, why? Kuaishou, bilibili, wechat</text:span></text:p>
      <text:p text:style-name="P17">Kuaishou: variable rewards, some are interesting, so you keep checking. </text:p>
      <text:p text:style-name="P14"/>
      <text:p text:style-name="P16"><text:span text:style-name="T11">4</text:span>. why don’t you use qq, skype, xiaonei/renren, chinaren, weibo?</text:p>
      <text:p text:style-name="P16"/>
      <text:p text:style-name="P17">5. Who created social media?</text:p>
      <text:p text:style-name="P17">Asocial, asexual, white men. They seek social approval through virtual means instead of real means.</text:p>
      <text:p text:style-name="P17"/>
      <text:p text:style-name="P19">6. How do you use media?</text:p>
      <text:p text:style-name="P20">Cut all sources where there are variable <text:span text:style-name="T13">ratio </text:span>rewards/<text:span text:style-name="T13">variable interval rewards</text:span>.</text:p>
      <text:p text:style-name="P20"/>
      <text:p text:style-name="P21">7.Where would you search for rewards? What kind of rewards are healthy vs unhealthy?</text:p>
      <text:p text:style-name="P20"/>
      <text:p text:style-name="P21">8. Except rewards of the tribe, what else rewards are healthy and worthy of pursuit?</text:p>
      <text:p text:style-name="P21">Rewards of self – self achievement, learning, competency, sports. (skating+swimming)</text:p>
      <text:p text:style-name="P21">Rewards of <text:span text:style-name="T15">hunt: hunting for achievement, new things, travel, new experience</text:span></text:p>
      <text:p text:style-name="P21"/>
      <text:p text:style-name="P34">9. curing grief and anxiety</text:p>
      <text:p text:style-name="P34">Live in reality, not in virtual media. <text:span text:style-name="T27">Reality sends you signals that intrude on your anxiety, which eventually breaks your anxiety. </text:span></text:p>
      <text:p text:style-name="P34"/>
      <text:p text:style-name="P35">10. group of sick people <text:span text:style-name="T25">with social media addiction</text:span></text:p>
      <text:p text:style-name="P35">self-limitation – documentaries is a sign of self-limitation. <text:span text:style-name="T26">Signs of revolt against the status quo. Not all users will be pathologized towards the end, they will realize what’s wrong and pull out. </text:span></text:p>
      <text:p text:style-name="P36">Difficulty relating to them even via empathy. </text:p>
      <text:p text:style-name="P20"><text:s/></text:p>
      <text:p text:style-name="P37">11. losing the ability to relate to each other</text:p>
      <text:p text:style-name="P37">Effects of social media is disastrous. No more face to face interaction. <text:span text:style-name="T29">Amount of dating drops. </text:span></text:p>
      <text:p text:style-name="P38">Affects family formation, reproduction, social formation. <text:span text:style-name="T30">Easier to communicate with one’s own gender, so people live in a bubble, only communicate with people that are like you. Selfie is about 63% of all posting, narcissism. Selfie entered into the dictionary in 2015 now it is 60% of posts, inviting the world to look at ourselves → auto-eroticism. </text:span></text:p>
      <text:p text:style-name="P38"/>
      <text:p text:style-name="P39">12. like/dislike creates baby-like splitting.</text:p>
      <text:p text:style-name="P40"><text:soft-page-break/>Evening addition:</text:p>
      <text:p text:style-name="P41">Phone change</text:p>
      <text:list xml:id="list813099673" text:style-name="L1">
        <text:list-item>
          <text:p text:style-name="P42">delete all apps which gives variable schedule reward, anything that gives (fake) utility</text:p>
        </text:list-item>
        <text:list-item>
          <text:p text:style-name="P42">Live broadcasting provided fake utility which was addictive, it was not real. Weibo, wechat, xiaonei. Renren. </text:p>
        </text:list-item>
        <text:list-item>
          <text:p text:style-name="P42">As soon as you feel that an app is affecting you negatively, reduce exposure immediately.</text:p>
        </text:list-item>
        <text:list-item>
          <text:p text:style-name="P42">Changed phone to black and white to reduce stimulation to the brain.</text:p>
        </text:list-item>
        <text:list-item>
          <text:p text:style-name="P44">Change computer to black and white to reduce addiction <text:span text:style-name="T31">(colors stimulate your brain and try to </text:span></text:p>
        </text:list-item>
        <text:list-item>
          <text:p text:style-name="P44"/>
        </text:list-item>
      </text:list>
      <text:p text:style-name="P39"/>
      <text:p text:style-name="P39"/>
      <text:p text:style-name="P43"><text:s/></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0T07:44:31.588354679</meta:creation-date>
    <dc:date>2019-02-10T22:15:27.895020205</dc:date>
    <meta:editing-duration>PT1H35M56S</meta:editing-duration>
    <meta:editing-cycles>98</meta:editing-cycles>
    <meta:generator>LibreOffice/6.0.7.3$Linux_X86_64 LibreOffice_project/00m0$Build-3</meta:generator>
    <meta:document-statistic meta:table-count="0" meta:image-count="0" meta:object-count="0" meta:page-count="4" meta:paragraph-count="88" meta:word-count="1168" meta:character-count="7182" meta:non-whitespace-character-count="6096"/>
  </office:meta>
</office:document-meta>
</file>